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41d" officeooo:paragraph-rsid="00199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Cakes</text:p>
      <text:p text:style-name="P1"/>
      <text:p text:style-name="P1">[</text:p>
      <text:p text:style-name="P1"><text:s text:c="4"/>{</text:p>
      <text:p text:style-name="P1"><text:s text:c="8"/>"_id": "6849caea030b9f51ea2681c2",</text:p>
      <text:p text:style-name="P1"><text:s text:c="8"/>"name": "Vanilla Delight",</text:p>
      <text:p text:style-name="P1"><text:s text:c="8"/>"description": "",</text:p>
      <text:p text:style-name="P1"><text:s text:c="8"/>"price": 1200,</text:p>
      <text:p text:style-name="P1"><text:s text:c="8"/>"category": "Other",</text:p>
      <text:p text:style-name="P1"><text:s text:c="8"/>"flavor": "",</text:p>
      <text:p text:style-name="P1"><text:s text:c="8"/>"image": "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 text:c="12"/>"_id": "6848660e5f9e22775ca65166",</text:p>
      <text:p text:style-name="P1"><text:s text:c="12"/>"name": "James",</text:p>
      <text:p text:style-name="P1"><text:s text:c="12"/>"email": "admin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18:28:58.418Z",</text:p>
      <text:p text:style-name="P1"><text:s text:c="8"/>"updatedAt": "2025-06-11T18:28:58.418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cb02030b9f51ea2681c5",</text:p>
      <text:p text:style-name="P1"><text:s text:c="8"/>"name": "Chocolate Heaven",</text:p>
      <text:p text:style-name="P1"><text:s text:c="8"/>"description": "Rich chocolate layered cake",</text:p>
      <text:p text:style-name="P1"><text:s text:c="8"/>"price": 2500,</text:p>
      <text:p text:style-name="P1"><text:s text:c="8"/>"category": "Birthday",</text:p>
      <text:p text:style-name="P1"><text:s text:c="8"/>"flavor": "Chocolate",</text:p>
      <text:p text:style-name="P1"><text:s text:c="8"/>"image": "https://example.com/images/chocolate-cake.jpg",</text:p>
      <text:p text:style-name="P1"><text:s text:c="8"/>"stock": 20,</text:p>
      <text:p text:style-name="P1"><text:s text:c="8"/>"isAvailable": true,</text:p>
      <text:p text:style-name="P1"><text:s text:c="8"/>"createdBy": {</text:p>
      <text:p text:style-name="P1"><text:s text:c="12"/>"_id": "6848660e5f9e22775ca65166",</text:p>
      <text:p text:style-name="P1"><text:s text:c="12"/>"name": "James",</text:p>
      <text:p text:style-name="P1"><text:s text:c="12"/>"email": "admin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18:29:22.795Z",</text:p>
      <text:p text:style-name="P1"><text:s text:c="8"/>"updatedAt": "2025-06-11T18:29:22.795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cc2d030b9f51ea2681c8",</text:p>
      <text:p text:style-name="P1"><text:s text:c="8"/>"name": "Red Velvet Four Layers",</text:p>
      <text:p text:style-name="P1"><text:s text:c="8"/>"description": "A rich, moist red velvet cake with four layers and cream cheese frosting.",</text:p>
      <text:p text:style-name="P1"><text:soft-page-break/><text:s text:c="8"/>"price": 1800,</text:p>
      <text:p text:style-name="P1"><text:s text:c="8"/>"category": "Birthday",</text:p>
      <text:p text:style-name="P1"><text:s text:c="8"/>"flavor": "Red Velvet",</text:p>
      <text:p text:style-name="P1"><text:s text:c="8"/>"image": "https://example.com/images/red-velvet.jpg",</text:p>
      <text:p text:style-name="P1"><text:s text:c="8"/>"stock": 15,</text:p>
      <text:p text:style-name="P1"><text:s text:c="8"/>"isAvailable": true,</text:p>
      <text:p text:style-name="P1"><text:s text:c="8"/>"createdBy": {</text:p>
      <text:p text:style-name="P1"><text:s text:c="12"/>"_id": "6848660e5f9e22775ca65166",</text:p>
      <text:p text:style-name="P1"><text:s text:c="12"/>"name": "James",</text:p>
      <text:p text:style-name="P1"><text:s text:c="12"/>"email": "admin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18:34:21.875Z",</text:p>
      <text:p text:style-name="P1"><text:s text:c="8"/>"updatedAt": "2025-06-11T18:34:21.875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df352483ef804d490fc4",</text:p>
      <text:p text:style-name="P1"><text:s text:c="8"/>"name": "Lemon Delight",</text:p>
      <text:p text:style-name="P1"><text:s text:c="8"/>"description": "A light, tangy lemon cake perfect for tea time.",</text:p>
      <text:p text:style-name="P1"><text:s text:c="8"/>"price": 1200,</text:p>
      <text:p text:style-name="P1"><text:s text:c="8"/>"category": "Other",</text:p>
      <text:p text:style-name="P1"><text:s text:c="8"/>"flavor": "",</text:p>
      <text:p text:style-name="P1"><text:s text:c="8"/>"image": "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 text:c="12"/>"_id": "6849d3c5f98f39baa2fa9a0c",</text:p>
      <text:p text:style-name="P1"><text:s text:c="12"/>"name": "Eve Admin",</text:p>
      <text:p text:style-name="P1"><text:s text:c="12"/>"email": "eve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19:55:33.726Z",</text:p>
      <text:p text:style-name="P1"><text:s text:c="8"/>"updatedAt": "2025-06-11T19:55:33.726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dfa82483ef804d490fc9",</text:p>
      <text:p text:style-name="P1"><text:s text:c="8"/>"name": "Lemon Zest Cake",</text:p>
      <text:p text:style-name="P1"><text:s text:c="8"/>"description": "A light and tangy lemon cake with citrus glaze and lemon zest topping.",</text:p>
      <text:p text:style-name="P1"><text:s text:c="8"/>"price": 1250,</text:p>
      <text:p text:style-name="P1"><text:s text:c="8"/>"category": "Other",</text:p>
      <text:p text:style-name="P1"><text:s text:c="8"/>"flavor": "Lemon",</text:p>
      <text:p text:style-name="P1"><text:s text:c="8"/>"image": "https://example.com/images/lemon-zest-cake.jpg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oft-page-break/><text:s text:c="12"/>"_id": "6849d3c5f98f39baa2fa9a0c",</text:p>
      <text:p text:style-name="P1"><text:s text:c="12"/>"name": "Eve Admin",</text:p>
      <text:p text:style-name="P1"><text:s text:c="12"/>"email": "eve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19:57:28.485Z",</text:p>
      <text:p text:style-name="P1"><text:s text:c="8"/>"updatedAt": "2025-06-11T19:57:28.485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dfec2483ef804d490fcd",</text:p>
      <text:p text:style-name="P1"><text:s text:c="8"/>"name": "Carrot Walnut Cake",</text:p>
      <text:p text:style-name="P1"><text:s text:c="8"/>"description": "Classic moist carrot cake with crunchy walnuts and a hint of cinnamon.",</text:p>
      <text:p text:style-name="P1"><text:s text:c="8"/>"price": 1350,</text:p>
      <text:p text:style-name="P1"><text:s text:c="8"/>"category": "Cupcake",</text:p>
      <text:p text:style-name="P1"><text:s text:c="8"/>"flavor": "Carrot",</text:p>
      <text:p text:style-name="P1"><text:s text:c="8"/>"image": "https://example.com/images/carrot-walnut-cake.jpg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 text:c="12"/>"_id": "6849d3c5f98f39baa2fa9a0c",</text:p>
      <text:p text:style-name="P1"><text:s text:c="12"/>"name": "Eve Admin",</text:p>
      <text:p text:style-name="P1"><text:s text:c="12"/>"email": "eve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19:58:36.101Z",</text:p>
      <text:p text:style-name="P1"><text:s text:c="8"/>"updatedAt": "2025-06-11T19:58:36.101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e0162483ef804d490fd1",</text:p>
      <text:p text:style-name="P1"><text:s text:c="8"/>"name": "Banana Mocha Swirl Cake",</text:p>
      <text:p text:style-name="P1"><text:s text:c="8"/>"description": "Fluffy banana cake swirled with mocha for a rich, bold flavor combo.",</text:p>
      <text:p text:style-name="P1"><text:s text:c="8"/>"price": 1450,</text:p>
      <text:p text:style-name="P1"><text:s text:c="8"/>"category": "Anniversary",</text:p>
      <text:p text:style-name="P1"><text:s text:c="8"/>"flavor": "Banana Mocha",</text:p>
      <text:p text:style-name="P1"><text:s text:c="8"/>"image": "https://example.com/images/banana-mocha-cake.jpg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 text:c="12"/>"_id": "6849d3c5f98f39baa2fa9a0c",</text:p>
      <text:p text:style-name="P1"><text:s text:c="12"/>"name": "Eve Admin",</text:p>
      <text:p text:style-name="P1"><text:s text:c="12"/>"email": "eve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19:59:18.154Z",</text:p>
      <text:p text:style-name="P1"><text:soft-page-break/><text:s text:c="8"/>"updatedAt": "2025-06-11T19:59:18.154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e0892483ef804d490fd5",</text:p>
      <text:p text:style-name="P1"><text:s text:c="8"/>"name": "Galaxy Custom Cake",</text:p>
      <text:p text:style-name="P1"><text:s text:c="8"/>"description": "A visually stunning cake with galaxy-themed frosting, made to your custom design.",</text:p>
      <text:p text:style-name="P1"><text:s text:c="8"/>"price": 2500,</text:p>
      <text:p text:style-name="P1"><text:s text:c="8"/>"category": "Custom",</text:p>
      <text:p text:style-name="P1"><text:s text:c="8"/>"flavor": "Vanilla &amp; Blueberry",</text:p>
      <text:p text:style-name="P1"><text:s text:c="8"/>"image": "https://example.com/images/galaxy-custom-cake.jpg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 text:c="12"/>"_id": "6849d369f98f39baa2fa9a09",</text:p>
      <text:p text:style-name="P1"><text:s text:c="12"/>"name": "Sophia Seller",</text:p>
      <text:p text:style-name="P1"><text:s text:c="12"/>"email": "seller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20:01:13.944Z",</text:p>
      <text:p text:style-name="P1"><text:s text:c="8"/>"updatedAt": "2025-06-11T20:01:13.944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e0a32483ef804d490fd8",</text:p>
      <text:p text:style-name="P1"><text:s text:c="8"/>"name": "Classic White Wedding Cake",</text:p>
      <text:p text:style-name="P1"><text:s text:c="8"/>"description": "Elegant white-tiered wedding cake with subtle floral detailing and a smooth finish.",</text:p>
      <text:p text:style-name="P1"><text:s text:c="8"/>"price": 6000,</text:p>
      <text:p text:style-name="P1"><text:s text:c="8"/>"category": "Wedding",</text:p>
      <text:p text:style-name="P1"><text:s text:c="8"/>"flavor": "Vanilla Almond",</text:p>
      <text:p text:style-name="P1"><text:s text:c="8"/>"image": "https://example.com/images/white-wedding-cake.jpg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 text:c="12"/>"_id": "6849d369f98f39baa2fa9a09",</text:p>
      <text:p text:style-name="P1"><text:s text:c="12"/>"name": "Sophia Seller",</text:p>
      <text:p text:style-name="P1"><text:s text:c="12"/>"email": "seller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20:01:39.569Z",</text:p>
      <text:p text:style-name="P1"><text:s text:c="8"/>"updatedAt": "2025-06-11T20:01:39.569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9e0b72483ef804d490fdb",</text:p>
      <text:p text:style-name="P1"><text:soft-page-break/><text:s text:c="8"/>"name": "Funfetti Birthday Cake",</text:p>
      <text:p text:style-name="P1"><text:s text:c="8"/>"description": "Bright and colorful cake packed with rainbow sprinkles — perfect for birthday celebrations!",</text:p>
      <text:p text:style-name="P1"><text:s text:c="8"/>"price": 1800,</text:p>
      <text:p text:style-name="P1"><text:s text:c="8"/>"category": "Birthday",</text:p>
      <text:p text:style-name="P1"><text:s text:c="8"/>"flavor": "Vanilla Confetti",</text:p>
      <text:p text:style-name="P1"><text:s text:c="8"/>"image": "https://example.com/images/funfetti-birthday-cake.jpg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 text:c="12"/>"_id": "6849d369f98f39baa2fa9a09",</text:p>
      <text:p text:style-name="P1"><text:s text:c="12"/>"name": "Sophia Seller",</text:p>
      <text:p text:style-name="P1"><text:s text:c="12"/>"email": "seller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1T20:01:59.468Z",</text:p>
      <text:p text:style-name="P1"><text:s text:c="8"/>"updatedAt": "2025-06-11T20:01:59.468Z",</text:p>
      <text:p text:style-name="P1"><text:s text:c="8"/>"__v": 0</text:p>
      <text:p text:style-name="P1"><text:s text:c="4"/>},</text:p>
      <text:p text:style-name="P1"><text:s text:c="4"/>{</text:p>
      <text:p text:style-name="P1"><text:s text:c="8"/>"_id": "684afb46df4e06b6151cf935",</text:p>
      <text:p text:style-name="P1"><text:s text:c="8"/>"name": "Chocolate Cake",</text:p>
      <text:p text:style-name="P1"><text:s text:c="8"/>"description": "Rich chocolate cake",</text:p>
      <text:p text:style-name="P1"><text:s text:c="8"/>"price": 20,</text:p>
      <text:p text:style-name="P1"><text:s text:c="8"/>"category": "Other",</text:p>
      <text:p text:style-name="P1"><text:s text:c="8"/>"flavor": "",</text:p>
      <text:p text:style-name="P1"><text:s text:c="8"/>"image": "",</text:p>
      <text:p text:style-name="P1"><text:s text:c="8"/>"stock": 10,</text:p>
      <text:p text:style-name="P1"><text:s text:c="8"/>"isAvailable": true,</text:p>
      <text:p text:style-name="P1"><text:s text:c="8"/>"createdBy": {</text:p>
      <text:p text:style-name="P1"><text:s text:c="12"/>"_id": "6849d369f98f39baa2fa9a09",</text:p>
      <text:p text:style-name="P1"><text:s text:c="12"/>"name": "Sophia Seller",</text:p>
      <text:p text:style-name="P1"><text:s text:c="12"/>"email": "seller@example.com"</text:p>
      <text:p text:style-name="P1"><text:s text:c="8"/>},</text:p>
      <text:p text:style-name="P1"><text:s text:c="8"/>"averageRating": 0,</text:p>
      <text:p text:style-name="P1"><text:s text:c="8"/>"ratings": [],</text:p>
      <text:p text:style-name="P1"><text:s text:c="8"/>"createdAt": "2025-06-12T16:07:34.344Z",</text:p>
      <text:p text:style-name="P1"><text:s text:c="8"/>"updatedAt": "2025-06-12T16:07:34.344Z",</text:p>
      <text:p text:style-name="P1"><text:s text:c="8"/>"__v": 0</text:p>
      <text:p text:style-name="P1"><text:s text:c="4"/>}</text:p>
      <text:p text:style-name="P1">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20:12:12.680784257</meta:creation-date>
    <dc:date>2025-06-12T21:50:49.214532729</dc:date>
    <meta:editing-duration>PT1H28M23S</meta:editing-duration>
    <meta:editing-cycles>1</meta:editing-cycles>
    <meta:document-statistic meta:table-count="0" meta:image-count="0" meta:object-count="0" meta:page-count="5" meta:paragraph-count="234" meta:word-count="559" meta:character-count="7355" meta:non-whitespace-character-count="5136"/>
    <meta:generator>LibreOffice/24.2.7.2$Linux_X86_64 LibreOffice_project/420$Build-2</meta:generator>
  </office:meta>
</office:document-meta>
</file>